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6eb2" officeooo:paragraph-rsid="00156eb2"/>
    </style:style>
    <style:style style:name="T1" style:family="text">
      <style:text-properties fo:color="#000000" style:font-name="Courier New" fo:font-size="14pt" style:font-size-asian="14pt"/>
    </style:style>
    <style:style style:name="T2" style:family="text">
      <style:text-properties fo:color="#000000" style:font-name="Courier New" fo:font-size="14pt" officeooo:rsid="00156eb2" style:font-size-asian="14pt"/>
    </style:style>
    <style:style style:name="T3" style:family="text">
      <style:text-properties fo:color="#000000" style:font-name="Courier New" fo:font-size="14pt" fo:language="en" fo:country="US" officeooo:rsid="00156eb2" style:font-size-asian="14pt"/>
    </style:style>
    <style:style style:name="T4" style:family="text">
      <style:text-properties fo:color="#000000" style:font-name="Courier New" fo:font-size="14pt" fo:language="ru" fo:country="RU" officeooo:rsid="00156eb2" style:font-size-asian="14pt"/>
    </style:style>
    <style:style style:name="T5" style:family="text">
      <style:text-properties fo:color="#000000" style:font-name="Courier New" fo:font-size="14pt" fo:language="ru" fo:country="RU" style:font-size-asian="14pt"/>
    </style:style>
    <style:style style:name="T6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ti,</text:span><text:span text:style-name="T4">сек</text:span><text:span text:style-name="T3"> <text:s text:c="2"/></text:span><text:span text:style-name="T1">0,15,30,45,52.5,60,67.5,75,82.5,90,97.5,105,112.5,120,127.5,135,142.5,150,157.5,165,172.5,180,183,187.5,195,202.5,210,217.5,225,232.5,240</text:span></text:p>
      <text:p text:style-name="Standard"/>
      <text:p text:style-name="P1">Ti, <text:span text:style-name="T6">град. Цельсия</text:span></text:p>
      <text:p text:style-name="P1"><text:span text:style-name="T5">2.67,4,7.5,14.67,26.67,44,65.33,90.67,109.33,122.67,134.67,144,149.33,152,156,158.67,164,170.67,178.67,192,212,228,230.67,225.33,197.33,152,125.33,104,96,90.67,88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34:22.828000000</meta:creation-date>
    <dc:date>2020-02-04T15:43:39.825000000</dc:date>
    <meta:editing-duration>PT9M17S</meta:editing-duration>
    <meta:editing-cycles>1</meta:editing-cycles>
    <meta:document-statistic meta:table-count="0" meta:image-count="0" meta:object-count="0" meta:page-count="1" meta:paragraph-count="3" meta:word-count="6" meta:character-count="325" meta:non-whitespace-character-count="320"/>
    <meta:generator>LibreOffice/6.2.5.2$Windows_x86 LibreOffice_project/1ec314fa52f458adc18c4f025c545a4e8b22c159</meta:generator>
  </office:meta>
</office:document-meta>
</file>